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S Outlook" svg:font-family="'MS Outlook'"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vantGarde Bk BT" svg:font-family="'AvantGarde Bk BT', 'Century Gothic'"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88cm" fo:margin-left="-0.132cm" table:align="left" style:writing-mode="lr-tb"/>
    </style:style>
    <style:style style:name="Tabla1.A" style:family="table-column">
      <style:table-column-properties style:column-width="0.603cm"/>
    </style:style>
    <style:style style:name="Tabla1.B" style:family="table-column">
      <style:table-column-properties style:column-width="5.175cm"/>
    </style:style>
    <style:style style:name="Tabla1.C" style:family="table-column">
      <style:table-column-properties style:column-width="0.531cm"/>
    </style:style>
    <style:style style:name="Tabla1.D" style:family="table-column">
      <style:table-column-properties style:column-width="9.571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ffffff" fo:border-right="none" fo:border-top="0.018cm solid #ffffff" fo:border-bottom="0.018cm solid #ffffff" style:writing-mode="lr-tb"/>
    </style:style>
    <style:style style:name="Tabla1.D1" style:family="table-cell">
      <style:table-cell-properties style:vertical-align="top" fo:padding-left="0.123cm" fo:padding-right="0.123cm" fo:padding-top="0cm" fo:padding-bottom="0cm" fo:border="0.018cm solid #ffffff" style:writing-mode="lr-tb"/>
    </style:style>
    <style:style style:name="P1" style:family="paragraph" style:parent-style-name="Standard">
      <style:paragraph-properties fo:text-align="justify" style:justify-single-word="false"/>
      <style:text-properties fo:font-size="11pt" fo:font-weight="bold" style:font-size-asian="11pt" style:font-weight-asian="bold" style:font-name-complex="Tahoma" style:font-weight-complex="bold"/>
    </style:style>
    <style:style style:name="P2" style:family="paragraph" style:parent-style-name="Standard">
      <style:paragraph-properties fo:text-align="center" style:justify-single-word="false" style:snap-to-layout-grid="false"/>
      <style:text-properties fo:font-size="11pt" style:font-size-asian="11pt" style:font-name-complex="Tahoma"/>
    </style:style>
    <style:style style:name="P3" style:family="paragraph" style:parent-style-name="Standard">
      <style:paragraph-properties fo:text-align="justify" style:justify-single-word="false" style:snap-to-layout-grid="false"/>
      <style:text-properties fo:font-size="11pt" style:font-size-asian="11pt" style:font-name-complex="Tahoma"/>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nap-to-layout-grid="false"/>
      <style:text-properties fo:color="#0000ff" fo:font-size="11pt" style:font-size-asian="11pt" style:font-name-complex="Tahoma"/>
    </style:style>
    <style:style style:name="P6" style:family="paragraph" style:parent-style-name="Standard">
      <style:paragraph-properties fo:text-align="justify" style:justify-single-word="false" style:snap-to-layout-grid="false"/>
      <style:text-properties fo:color="#ff00ff" fo:font-size="11pt" style:font-size-asian="11pt" style:font-name-complex="Tahoma"/>
    </style:style>
    <style:style style:name="P7" style:family="paragraph" style:parent-style-name="Standard">
      <style:paragraph-properties fo:text-align="center" style:justify-single-word="false"/>
      <style:text-properties fo:font-size="14pt" fo:font-weight="bold" style:font-size-asian="14pt" style:font-weight-asian="bold" style:font-name-complex="Tahoma"/>
    </style:style>
    <style:style style:name="P8" style:family="paragraph" style:parent-style-name="Standard">
      <style:paragraph-properties fo:text-align="end" style:justify-single-word="false"/>
      <style:text-properties fo:font-size="12pt" style:font-size-asian="12pt" style:font-name-complex="Tahoma"/>
    </style:style>
    <style:style style:name="P9" style:family="paragraph" style:parent-style-name="Standard">
      <style:paragraph-properties fo:text-align="justify" style:justify-single-word="false"/>
      <style:text-properties fo:font-size="12pt" style:font-size-asian="12pt" style:font-name-complex="Tahoma"/>
    </style:style>
    <style:style style:name="P10" style:family="paragraph" style:parent-style-name="Standard">
      <style:paragraph-properties fo:text-align="justify" style:justify-single-word="false"/>
      <style:text-properties fo:font-size="12pt" fo:font-weight="bold" style:font-size-asian="12pt" style:font-weight-asian="bold" style:font-name-complex="Tahoma"/>
    </style:style>
    <style:style style:name="P11" style:family="paragraph" style:parent-style-name="Standard">
      <style:paragraph-properties fo:text-align="justify" style:justify-single-word="false"/>
      <style:text-properties fo:color="#ff0000" fo:font-size="12pt" fo:font-weight="bold" style:font-size-asian="12pt" style:font-weight-asian="bold" style:font-name-complex="Tahoma"/>
    </style:style>
    <style:style style:name="P12" style:family="paragraph" style:parent-style-name="Standard">
      <style:paragraph-properties fo:text-align="justify" style:justify-single-word="false"/>
      <style:text-properties fo:color="#ff0000" fo:font-size="12pt" style:font-size-asian="12pt" style:font-name-complex="Tahoma"/>
    </style:style>
    <style:style style:name="P13" style:family="paragraph" style:parent-style-name="Standard">
      <style:paragraph-properties fo:text-align="justify" style:justify-single-word="false"/>
      <style:text-properties fo:color="#808000" fo:font-size="12pt" fo:font-weight="bold" style:font-size-asian="12pt" style:font-weight-asian="bold" style:font-name-complex="Tahoma"/>
    </style:style>
    <style:style style:name="P14" style:family="paragraph" style:parent-style-name="Standard">
      <style:paragraph-properties fo:text-align="justify" style:justify-single-word="false"/>
      <style:text-properties fo:color="#808000" fo:font-size="12pt" style:font-size-asian="12pt" style:font-name-complex="Tahoma"/>
    </style:style>
    <style:style style:name="P15" style:family="paragraph" style:parent-style-name="Standard">
      <style:paragraph-properties fo:text-align="justify" style:justify-single-word="false"/>
      <style:text-properties fo:color="#00ff00" fo:font-size="12pt" style:font-size-asian="12pt" style:font-name-complex="Tahoma"/>
    </style:style>
    <style:style style:name="P16" style:family="paragraph" style:parent-style-name="Standard">
      <style:paragraph-properties fo:text-align="justify" style:justify-single-word="false"/>
      <style:text-properties fo:color="#800000" fo:font-size="12pt" style:font-size-asian="12pt" style:font-name-complex="Tahoma"/>
    </style:style>
    <style:style style:name="P17" style:family="paragraph" style:parent-style-name="Standard">
      <style:paragraph-properties fo:text-align="justify" style:justify-single-word="false"/>
      <style:text-properties fo:color="#008000" fo:font-size="12pt" style:font-size-asian="12pt" style:font-name-complex="Tahoma"/>
    </style:style>
    <style:style style:name="P18" style:family="paragraph" style:parent-style-name="Standard">
      <style:paragraph-properties fo:text-align="justify" style:justify-single-word="false"/>
      <style:text-properties fo:font-size="8pt" style:font-size-asian="8pt" style:font-name-complex="Tahoma"/>
    </style:style>
    <style:style style:name="P19" style:family="paragraph" style:parent-style-name="Standard">
      <style:paragraph-properties fo:text-align="justify" style:justify-single-word="false"/>
      <style:text-properties fo:color="#000000" fo:font-size="12pt" style:font-size-asian="12pt" style:font-name-complex="Tahoma"/>
    </style:style>
    <style:style style:name="P20" style:family="paragraph" style:parent-style-name="Standard">
      <style:paragraph-properties fo:margin-left="0.385cm" fo:margin-right="0cm" fo:text-align="justify" style:justify-single-word="false" fo:text-indent="0cm" style:auto-text-indent="false" style:snap-to-layout-grid="false"/>
      <style:text-properties fo:font-size="11pt" style:font-size-asian="11pt" style:font-name-complex="Tahoma"/>
    </style:style>
    <style:style style:name="P21" style:family="paragraph" style:parent-style-name="Standard">
      <style:paragraph-properties fo:margin-left="0.385cm" fo:margin-right="0cm" fo:text-align="justify" style:justify-single-word="false" fo:text-indent="0cm" style:auto-text-indent="false"/>
      <style:text-properties fo:font-size="11pt" fo:font-weight="bold" style:font-size-asian="11pt" style:font-weight-asian="bold" style:font-name-complex="Tahoma" style:font-weight-complex="bold"/>
    </style:style>
    <style:style style:name="P22" style:family="paragraph" style:parent-style-name="Standard" style:master-page-name="Standard">
      <style:paragraph-properties fo:text-align="center" style:justify-single-word="false" style:page-number="auto"/>
      <style:text-properties fo:font-size="11pt" fo:font-weight="bold" style:font-size-asian="11pt" style:font-weight-asian="bold" style:font-name-complex="Tahoma" style:font-weight-complex="bold"/>
    </style:style>
    <style:style style:name="P23" style:family="paragraph" style:parent-style-name="Heading_20_1">
      <style:paragraph-properties fo:text-align="center" style:justify-single-word="false"/>
      <style:text-properties fo:color="#000000" fo:font-size="14pt" style:font-size-asian="14pt" style:font-name-complex="Tahoma"/>
    </style:style>
    <style:style style:name="P24" style:family="paragraph" style:parent-style-name="Heading_20_4">
      <style:paragraph-properties style:snap-to-layout-grid="false"/>
      <style:text-properties style:font-name="Tahoma" fo:font-size="11pt" style:font-size-asian="11pt" style:font-name-complex="Tahoma"/>
    </style:style>
    <style:style style:name="P25" style:family="paragraph" style:parent-style-name="Heading_20_6">
      <style:text-properties fo:color="#ff0000"/>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name-complex="Tahoma" style:font-weight-complex="bold"/>
    </style:style>
    <style:style style:name="T3" style:family="text">
      <style:text-properties fo:font-size="12pt" style:font-size-asian="12pt" style:font-name-complex="Tahoma"/>
    </style:style>
    <style:style style:name="T4" style:family="text">
      <style:text-properties fo:font-size="12pt" style:font-size-asian="12pt" style:font-name-complex="Tahoma" style:font-style-complex="italic"/>
    </style:style>
    <style:style style:name="T5" style:family="text">
      <style:text-properties fo:font-size="12pt" fo:font-style="italic" style:font-size-asian="12pt" style:font-style-asian="italic" style:font-name-complex="Tahoma"/>
    </style:style>
    <style:style style:name="T6" style:family="text">
      <style:text-properties fo:font-size="12pt" fo:language="en" fo:country="GB" style:font-size-asian="12pt" style:font-name-complex="Tahoma"/>
    </style:style>
    <style:style style:name="T7" style:family="text">
      <style:text-properties fo:color="#ff00ff" fo:font-size="12pt" style:font-size-asian="12pt" style:font-name-complex="Tahoma"/>
    </style:style>
    <style:style style:name="T8" style:family="text">
      <style:text-properties fo:color="#ff00ff" fo:font-size="12pt" style:font-size-asian="12pt" style:font-name-complex="Tahoma" style:font-style-complex="italic"/>
    </style:style>
    <style:style style:name="T9" style:family="text">
      <style:text-properties fo:color="#ff00ff" fo:font-size="12pt" fo:language="en" fo:country="GB" style:font-size-asian="12pt" style:font-name-complex="Tahoma"/>
    </style:style>
    <style:style style:name="T10" style:family="text">
      <style:text-properties fo:color="#0000ff" fo:font-size="12pt" style:font-size-asian="12pt" style:font-name-complex="Tahoma"/>
    </style:style>
    <style:style style:name="T11" style:family="text">
      <style:text-properties fo:color="#0000ff" fo:font-size="12pt" style:font-size-asian="12pt" style:font-name-complex="Tahoma" style:font-style-complex="italic"/>
    </style:style>
    <style:style style:name="T12" style:family="text">
      <style:text-properties fo:color="#0000ff" fo:font-size="12pt" fo:language="en" fo:country="GB" style:font-size-asian="12pt" style:font-name-complex="Tahoma"/>
    </style:style>
    <style:style style:name="T13" style:family="text">
      <style:text-properties fo:color="#0000ff" fo:font-size="8pt" style:font-size-asian="8pt" style:font-name-complex="Tahoma"/>
    </style:style>
    <style:style style:name="T14" style:family="text">
      <style:text-properties fo:color="#0000ff" fo:font-size="8pt" fo:language="en" fo:country="GB" style:font-size-asian="8pt" style:font-name-complex="Tahoma"/>
    </style:style>
    <style:style style:name="T15" style:family="text">
      <style:text-properties fo:font-size="8pt" fo:font-style="italic" style:font-size-asian="8pt" style:font-style-asian="italic" style:font-name-complex="Tahoma"/>
    </style:style>
    <style:style style:name="T16" style:family="text">
      <style:text-properties fo:font-size="8pt" style:font-size-asian="8pt" style:font-name-complex="Tahoma"/>
    </style:style>
    <style:style style:name="T17" style:family="text">
      <style:text-properties fo:font-size="8pt" fo:language="en" fo:country="GB" style:font-size-asian="8pt" style:font-name-complex="Tahoma"/>
    </style:style>
    <style:style style:name="T18" style:family="text">
      <style:text-properties fo:color="#000000" fo:font-size="8pt" style:font-size-asian="8pt" style:font-name-complex="Tahoma"/>
    </style:style>
    <style:style style:name="T19" style:family="text">
      <style:text-properties fo:color="#000000" fo:font-size="8pt" style:font-size-asian="8pt" style:font-name-complex="Tahoma" style:font-style-complex="italic"/>
    </style:style>
    <style:style style:name="T20" style:family="text">
      <style:text-properties fo:color="#000000" fo:font-size="12pt" style:font-size-asian="12pt" style:font-name-complex="Tahoma"/>
    </style:style>
    <style:style style:name="T21" style:family="text">
      <style:text-properties fo:language="en" fo:country="GB"/>
    </style:style>
    <style:style style:name="T22" style:family="text">
      <style:text-properties fo:color="#ff0000" fo:font-size="8pt" style:font-size-asian="8pt" style:font-name-complex="Tahoma"/>
    </style:style>
    <style:style style:name="T23" style:family="text">
      <style:text-properties fo:color="#ff0000" style:font-name-complex="Times New Roman"/>
    </style:style>
    <style:style style:name="T24" style:family="text">
      <style:text-properties fo:color="#ff0000" fo:font-size="12pt" fo:font-weight="bold" style:font-size-asian="12pt" style:font-weight-asian="bold" style:font-name-complex="Tahoma"/>
    </style:style>
    <style:style style:name="T25" style:family="text">
      <style:text-properties fo:color="#ff0000" fo:font-size="12pt" fo:font-weight="bold" style:font-size-asian="12pt" style:font-weight-asian="bold" style:font-name-complex="Tahoma" style:font-weight-complex="bold"/>
    </style:style>
    <style:style style:name="T26" style:family="text">
      <style:text-properties fo:color="#ff0000" fo:font-size="12pt" style:font-size-asian="12pt" style:font-name-complex="Tahoma"/>
    </style:style>
    <style:style style:name="T27" style:family="text">
      <style:text-properties fo:color="#008000" fo:font-size="8pt" style:font-size-asian="8pt" style:font-name-complex="Tahoma"/>
    </style:style>
    <style:style style:name="T28" style:family="text">
      <style:text-properties fo:color="#008000" fo:font-size="12pt" style:font-size-asian="12pt"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ferencias de notas y correcciones realizados en el texto</text:p>
      <text:p text:style-name="P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text:p>
          </table:table-cell>
          <table:table-cell table:style-name="Tabla1.A1" office:value-type="string">
            <text:h text:style-name="P24" text:outline-level="4">Color rojo</text:h>
          </table:table-cell>
          <table:table-cell table:style-name="Tabla1.A1" office:value-type="string">
            <text:p text:style-name="P3">=</text:p>
          </table:table-cell>
          <table:table-cell table:style-name="Tabla1.D1" office:value-type="string">
            <text:p text:style-name="P20">Título de cada escena.</text:p>
            <text:p text:style-name="P21"/>
          </table:table-cell>
        </table:table-row>
        <table:table-row table:style-name="Tabla1.1">
          <table:table-cell table:style-name="Tabla1.A1" office:value-type="string">
            <text:p text:style-name="P2">2</text:p>
          </table:table-cell>
          <table:table-cell table:style-name="Tabla1.A1" office:value-type="string">
            <text:p text:style-name="P5">Color azul</text:p>
          </table:table-cell>
          <table:table-cell table:style-name="Tabla1.A1" office:value-type="string">
            <text:p text:style-name="P3">=</text:p>
          </table:table-cell>
          <table:table-cell table:style-name="Tabla1.D1" office:value-type="string">
            <text:p text:style-name="P20">Textos-guiones en Idioma Maya K’iche’.</text:p>
            <text:p text:style-name="P21"/>
          </table:table-cell>
        </table:table-row>
        <table:table-row table:style-name="Tabla1.1">
          <table:table-cell table:style-name="Tabla1.A1" office:value-type="string">
            <text:p text:style-name="P2">3</text:p>
          </table:table-cell>
          <table:table-cell table:style-name="Tabla1.A1" office:value-type="string">
            <text:p text:style-name="P6">Color lila</text:p>
          </table:table-cell>
          <table:table-cell table:style-name="Tabla1.A1" office:value-type="string">
            <text:p text:style-name="P3">=</text:p>
          </table:table-cell>
          <table:table-cell table:style-name="Tabla1.D1" office:value-type="string">
            <text:p text:style-name="P20">Actores y actrices (principales y secundarios).</text:p>
            <text:p text:style-name="P21"/>
          </table:table-cell>
        </table:table-row>
        <table:table-row table:style-name="Tabla1.1">
          <table:table-cell table:style-name="Tabla1.A1" office:value-type="string">
            <text:p text:style-name="P2">4</text:p>
          </table:table-cell>
          <table:table-cell table:style-name="Tabla1.A1" office:value-type="string">
            <text:p text:style-name="P3">Color negro</text:p>
          </table:table-cell>
          <table:table-cell table:style-name="Tabla1.A1" office:value-type="string">
            <text:p text:style-name="P3">=</text:p>
          </table:table-cell>
          <table:table-cell table:style-name="Tabla1.D1" office:value-type="string">
            <text:p text:style-name="P20">Descripción de formato y escenificación.</text:p>
          </table:table-cell>
        </table:table-row>
      </table:table>
      <text:p text:style-name="P1"/>
      <text:p text:style-name="P1"/>
      <text:p text:style-name="P1"/>
      <text:p text:style-name="P7">POPOL WUJ</text:p>
      <text:h text:style-name="P23" text:outline-level="1">El Ocaso de Xib’alb’a</text:h>
      <text:p text:style-name="Standard"/>
      <text:p text:style-name="P8">Por Francisco Guerrero.</text:p>
      <text:p text:style-name="P8">Tz’unun K’iche’, Traducción al Idioma Maya K’iche’.</text:p>
      <text:p text:style-name="P9"/>
      <text:p text:style-name="P11"/>
      <text:p text:style-name="P11">Primera Escena: <text:s text:c="2"/>"Xkik y la Jícara"</text:p>
      <text:p text:style-name="P12">Aquí conoceremos sobre Xib’alb’a y el origen divino de los gemelos.</text:p>
      <text:p text:style-name="P9"/>
      <text:p text:style-name="P9"/>
      <text:p text:style-name="P9"/>
      <text:p text:style-name="P4"><text:span text:style-name="T8">Locutor:</text:span><text:span text:style-name="T5"> </text:span><text:span text:style-name="T4">"</text:span><text:span text:style-name="T11">Are taq xtikitaj ri loq’alaj q’ijsaq rumal ti Tz’aqol B’itol, k’o jun ala ub’i’ Jun Junajpu...”</text:span><text:span text:style-name="T4"> </text:span><text:span text:style-name="T15">(“Cuando la Tierra estaba poblada por dioses y señores, un joven llamado Jun-Junajpu…")</text:span></text:p>
      <text:p text:style-name="P9"/>
      <text:p text:style-name="P4"><text:span text:style-name="T8">Locutor:</text:span><text:span text:style-name="T4"> </text:span><text:span text:style-name="T11">"… xuyak koyowal ri ajpopab’ rech Xib’alb’a, e rajaw rech ri q’equ’mal...”</text:span><text:span text:style-name="T4"> </text:span><text:span text:style-name="T19">(“...Despertó la furia de los Reyes de Xibalbá, el Reino del Inframundo…"</text:span></text:p>
      <text:p text:style-name="P9"/>
      <text:p text:style-name="P9"/>
      <text:p text:style-name="P4"><text:span text:style-name="T7">Locutor:</text:span><text:span text:style-name="T3"> </text:span><text:span text:style-name="T10">“K’o jun q’ij ri a Jun Junajpu, xsik’ix che jun jun chak-etz’anem kuk’ ri uwinaqil ri ajxib’alb’a... xa are k’ut xb’aqatix uwach ri chak-etz’anem</text:span><text:span text:style-name="T13">”</text:span><text:span text:style-name="T16"> <text:s/>(“Un día, Jun-Junajpu, recibió una invitación para bajar a Xib’alb’a y enfrentar a los Señores…..pero fue engañado”</text:span></text:p>
      <text:p text:style-name="P9"/>
      <text:p text:style-name="P9"/>
      <text:p text:style-name="P4"><text:span text:style-name="T9">Locutor:</text:span><text:span text:style-name="T6"> </text:span><text:span text:style-name="T12">"... are taq xmajtaj ri k’axk’olil chi rech...”</text:span><text:span text:style-name="T6"> </text:span><text:span text:style-name="T16">(“...y condenado a su largo y solitario castigo…"</text:span></text:p>
      <text:p text:style-name="P9"/>
      <text:p text:style-name="P9"/>
      <text:p text:style-name="P4"><text:span text:style-name="T7">Árbol de Jícara:</text:span><text:span text:style-name="T3"> </text:span><text:span text:style-name="T10">"¿Jachin ri at? ¿Jas katajin kab’ano?” </text:span><text:span text:style-name="T16">¿Quién eres? ¿Y qué estás haciendo?" </text:span></text:p>
      <text:p text:style-name="P9"/>
      <text:p text:style-name="P4"><text:span text:style-name="T7">Xkik casi susurrando:</text:span><text:span text:style-name="T3"> </text:span><text:span text:style-name="T10">"In in Xkik, xtzijox chi wech jas xak’ulmaj rumal la’ xinpe che ato’ik... <text:s/>Xtzijox chi wech chi at, at jun utzilaj ala, le k’ax xb’an chi awech xa ritzelal kanima’ ri ajpopab’ rech Xib’alb’a</text:span><text:span text:style-name="T3">”. <text:s/></text:span><text:span text:style-name="T16">(“Mi nombre es Xkik, </text:span><text:soft-page-break/><text:span text:style-name="T16">escuché tu historia y he venido a ayudarte... <text:s/>Se dice que fuiste un gran hombre, y que tu castigo fue otra de las injusticias del Señor de Xib’alb’a") </text:span></text:p>
      <text:p text:style-name="P9"/>
      <text:p text:style-name="P4"><text:span text:style-name="T7">Árbol de Jícara:</text:span><text:span text:style-name="T3"> </text:span><text:span text:style-name="T10">“Xkib’an k’ax chi wech xa rumal xinpe pa kachoch, ojer chik xinkiya kanoq pa we jun chaqi’jalaj ulew ri’"</text:span><text:span text:style-name="T3"> </text:span><text:span text:style-name="T16">(“Fui castigado por perturbar el Templo, y condenado a permanecer aquí, incrustado en esta tierra estéril")</text:span><text:span text:style-name="T3"> </text:span></text:p>
      <text:p text:style-name="P9"/>
      <text:p text:style-name="P4"><text:span text:style-name="T7">Xkik:</text:span><text:span text:style-name="T3"> </text:span><text:span text:style-name="T10">“Xa are k’ut b’im kanoq chi we jun uche’al mulul ri’ ktuxan na, ksi’jan nam k’ate k’u ri’ kuk’is kiwach ri uwinaqil ri q’equ’mal ub’i’ Xib’alb’a”</text:span><text:span text:style-name="T3"> </text:span><text:span text:style-name="T16">("Pero la leyenda dice además, que de este árbol de jícara saldrá la semilla que acabará con el Inframundo...") </text:span></text:p>
      <text:p text:style-name="P9"/>
      <text:p text:style-name="P4"><text:span text:style-name="T7">Árbol de Jícara: </text:span><text:span text:style-name="T10">“Je’, jela’ xa are k’ut pa we chaqi’j ulew man kintuxan taj, man kinsi’jan taj” <text:s/></text:span><text:span text:style-name="T16">("Es cierto, pero mi semilla no germinará en estas cavernas."</text:span><text:span text:style-name="T3"> </text:span></text:p>
      <text:p text:style-name="P9"/>
      <text:p text:style-name="P4"><text:span text:style-name="T9">Xkik:</text:span><text:span text:style-name="T6"> </text:span><text:span text:style-name="T12">“We jeri’, man katb’ison taj, in katink’am b’ik rech katuxan na, katsi’jan na. <text:s/></text:span><text:span text:style-name="T10">Katink’am b’ik pa jun utz k’olib’al”</text:span><text:span text:style-name="T13"> </text:span><text:span text:style-name="T16"><text:s/>("Entonces yo las llevaré arriba, <text:s/>a un lugar seguro")</text:span></text:p>
      <text:p text:style-name="P9"/>
      <text:p text:style-name="P4"><text:span text:style-name="T7">Árbol de Jícara:</text:span><text:span text:style-name="T3"> </text:span><text:span text:style-name="T10">“Man k’o ta jun utz k’olib’al chi wech in, xa rumal ri ajpop rech we Xib’alb’a ukojom le q’ij, le ik’ che uchajixik ronojel ri kak’ulmataj chi uwach ri ulew”</text:span><text:span text:style-name="T3"> </text:span><text:span text:style-name="T16">("Ni siquiera allá arriba es un lugar seguro, el Señor de Xib’alb’a tiene su Sol y su Luna vigilando la Tierra...")</text:span></text:p>
      <text:p text:style-name="P9"/>
      <text:p text:style-name="P4"><text:span text:style-name="T7">Xkik:</text:span><text:span text:style-name="T3"> </text:span><text:span text:style-name="T10">“Man katb’ison taj, in katinto’o”</text:span><text:span text:style-name="T3"> </text:span><text:span text:style-name="T16">("Correré cualquier riesgo")</text:span><text:span text:style-name="T3"> </text:span></text:p>
      <text:p text:style-name="P9"/>
      <text:p text:style-name="P4"><text:span text:style-name="T7">Árbol de Jícara:</text:span><text:span text:style-name="T3"> </text:span><text:span text:style-name="T10">“¿Qas <text:s/>tzij... kab’an toq’ob’ chi wech?</text:span><text:span text:style-name="T3"> </text:span><text:span text:style-name="T16">("¿Realmente lo deseas?")</text:span></text:p>
      <text:p text:style-name="P9"/>
      <text:p text:style-name="P4"><text:span text:style-name="T9">Xkik:</text:span><text:span text:style-name="T6"> </text:span><text:span text:style-name="T12">“Je’ kinb’ano. <text:s/></text:span><text:span text:style-name="T10">Rumal la’ xinpetik”</text:span><text:span text:style-name="T3"> </text:span><text:span text:style-name="T16">("Sí, lo deseo. <text:s/>Para eso he venido")</text:span></text:p>
      <text:p text:style-name="P9"/>
      <text:p text:style-name="P4"><text:span text:style-name="T7">Árbol de Jícara:</text:span><text:span text:style-name="T3"> </text:span><text:span text:style-name="T10">“We b’a jeri’, chlik’a loq le keb’ aq’ab’”</text:span><text:span text:style-name="T3"> </text:span><text:span text:style-name="T16">"Entonces acerca tu mano."</text:span></text:p>
      <text:p text:style-name="P9"/>
      <text:p text:style-name="P4"><text:span text:style-name="T7">Árbol de Jícara:</text:span><text:span text:style-name="T3"> </text:span><text:span text:style-name="T10">“Kawuk’a’j b’i ri wak’wa’l chi uwach we q’ijsaq, are taq ke’alaxik kitaqej jun k’ak’ k’aslemal pa le uwach ulew.”</text:span><text:span text:style-name="T3"> </text:span><text:span text:style-name="T16">("Cargarás en tu seno a mi descendencia, y engendrarás en ti el futuro de nuestro mundo")</text:span><text:span text:style-name="T3"> </text:span></text:p>
      <text:p text:style-name="P9"/>
      <text:p text:style-name="P4"><text:span text:style-name="T7">Árbol de Jícara:</text:span><text:span text:style-name="T3"> </text:span><text:span text:style-name="T10">"ruk’ k’u wa’, we xab’ano, xmajtaj k’u ri kisachik ri uwinaqil ri ajxib’alb’a, ri sib’alaj k’ax kib’anom chi kech ri qawinaqil”</text:span><text:span text:style-name="T3"> </text:span><text:span text:style-name="T16">(“Que así de inicio el Ocaso de </text:span><text:span text:style-name="T22">Xib’alb’a</text:span><text:span text:style-name="T16">, pues la carga de tu vientre acabará con la Ciudad y este Reinado del Miedo."</text:span></text:p>
      <text:p text:style-name="P13"/>
      <text:p text:style-name="P13"/>
      <text:p text:style-name="P11">Escena #2: "Un parto en medio de la selva"</text:p>
      <text:p text:style-name="P12">Aquí sacamos a Xkik a la superficie y presentamos a Xmukane.</text:p>
      <text:p text:style-name="P9"/>
      <text:p text:style-name="P4"><text:span text:style-name="T7">Árbol de Jícara:</text:span><text:span text:style-name="T3"> </text:span><text:span text:style-name="T10">“Man k’o ta jun utz k’olib’al chi wech in, xa rumal ri ajpop rech we Xib’alb’a ukojom le q’ij, le ik’ che uchajixik ronojel ri kak’ulmataj chi uwach ri ulew”</text:span><text:span text:style-name="T3"> </text:span><text:span text:style-name="T16">("Ni siquiera allá arriba es un lugar seguro, el Señor de Xib’alb’a tiene su Sol y su Luna vigilando la Tierra...") </text:span></text:p>
      <text:p text:style-name="P9"/>
      <text:p text:style-name="P9"/>
      <text:p text:style-name="P9"><text:soft-page-break/></text:p>
      <text:p text:style-name="P4"><text:span text:style-name="T7">XMUKANE:</text:span><text:span text:style-name="T3"> </text:span><text:span text:style-name="T10">“Chatki’kotok, man naj ta chi kraj rech kekoji’ ri awal ali, awal ala. <text:s/></text:span><text:span text:style-name="T12">Man katib’ison taj, in ri’ ri awati’t Xmukane.”</text:span><text:span text:style-name="T6"> </text:span><text:span text:style-name="T16">("Prepárate, tu hijo y tu hija están por nacer. <text:s/>No te preocupes... Yo soy su abuela")</text:span><text:span text:style-name="T3"> </text:span></text:p>
      <text:p text:style-name="P9"/>
      <text:p text:style-name="P9"/>
      <text:p text:style-name="P9"/>
      <text:h text:style-name="P25" text:outline-level="6">Escena #3: "Los niños gemelos y el Ratón"</text:h>
      <text:p text:style-name="P12">Aquí vemos a los niños gemelos usando sus capacidades, conocen el juego de pelota y molestan a la gente de Xib’alb’a.</text:p>
      <text:p text:style-name="P9"/>
      <text:p text:style-name="P9"/>
      <text:p text:style-name="P4"><text:span text:style-name="T9">RATON:</text:span><text:span text:style-name="T6"> </text:span><text:span text:style-name="T12">“¡Wa’ we kab’an chi wech, man utz ta kinna’ in!”</text:span><text:span text:style-name="T6"> </text:span><text:span text:style-name="T16">("¡Esto no es gracioso!")</text:span><text:span text:style-name="T3">. <text:s/>Grita mientras se contorsiona cómicamente, colgado de su extraña cola </text:span><text:span text:style-name="T10">“¡¡¡chinitzoqopij!!!, ¿Jas nub’anom in chi iwech rech jewa’ kib’an chi wech?” </text:span><text:span text:style-name="T16">("¡¡Suéltenme!! ¿Qué les he hecho para que me traten así?")</text:span><text:span text:style-name="T3"> </text:span></text:p>
      <text:p text:style-name="P15"/>
      <text:p text:style-name="P9"/>
      <text:p text:style-name="P9"/>
      <text:p text:style-name="P4"><text:span text:style-name="T7">Jun Ajpu:</text:span><text:span text:style-name="T3"> </text:span><text:span text:style-name="T10">Jewa’ chi keb’ aq’ab’, at <text:s/>kuk’ taq ri awachib’il ktajin kib’an k’ax che le qatiko’n ktajin kqab’an pa rulew ri qati’t”.</text:span><text:span text:style-name="T3"> </text:span><text:span text:style-name="T16">(“Dos días hemos trabajado en una huerta para nuestra abuela, y cada noche, tú y tus amigos han hecho crecer de nuevo el monte, destruyendo nuestro trabajo") </text:span></text:p>
      <text:p text:style-name="P9"/>
      <text:p text:style-name="P9"/>
      <text:p text:style-name="P4"><text:span text:style-name="T7">Xb’alamkej:</text:span><text:span text:style-name="T3"> </text:span><text:span text:style-name="T10">“Le k’axk’olil kqab’an chi rech, xutzirik” </text:span><text:span text:style-name="T16">("El castigo está listo")</text:span></text:p>
      <text:p text:style-name="P9"/>
      <text:p text:style-name="P4"><text:span text:style-name="T7">RATON:</text:span><text:span text:style-name="T3"> </text:span><text:span text:style-name="T10">“¡Man kinik’yaqta pa le q’aq’, chi b’ana jun toq’ob’! <text:s/>¡Chib’ij su kiwaj kinb’ano, in kixinto’o! <text:s/>¡Kinbi’ij chi iwech ronojel ri weta’m!</text:span><text:span text:style-name="T3"> <text:s/></text:span><text:span text:style-name="T16">("¡Por favor, no me tiren al fuego! Haré lo que me pidan ¡Seré su esclavo!")</text:span></text:p>
      <text:p text:style-name="P9"/>
      <text:p text:style-name="P4"><text:span text:style-name="T7">Xb’alamkej:</text:span><text:span text:style-name="T3"> </text:span><text:span text:style-name="T10">“¿Jas upatan jun alaj ch’o chi qech?”.</text:span><text:span text:style-name="T3"> </text:span><text:span text:style-name="T16">"¿Y para qué podría sernos útil un bicho como tú?"</text:span></text:p>
      <text:p text:style-name="P16"/>
      <text:p text:style-name="P4"><text:span text:style-name="T9">RATON:</text:span><text:span text:style-name="T6"> </text:span><text:span text:style-name="T12">“We kiwaj kib’e che utzukuxik jastaq che man iweta’m ta ix. <text:s/></text:span><text:span text:style-name="T10">In sib’alaj kowin che xa rumal in alaj xuquje’ k’i ri jastaq e weta’m che mam k’o ta chi jun chik ri eta’amaninaq”</text:span><text:span text:style-name="T3"> <text:s/></text:span><text:span text:style-name="T16">("Puedo ser su espía, soy pequeño, sé cosas, conozco secretos... ")</text:span></text:p>
      <text:p text:style-name="P9"/>
      <text:p text:style-name="P4"><text:span text:style-name="T7">RATON:</text:span><text:span text:style-name="T3"> </text:span><text:span text:style-name="T10">“We kinitzoqopij, kintzijoj chi iwech jas ri jun iwecheb’al uk’olom ri iwati’t che xuya kanoq ri itat”.</text:span><text:span text:style-name="T3"> <text:s/></text:span><text:span text:style-name="T16">("Suéltenme y les contaré un secreto que su abuela les oculta, sobre una herencia que dejó su padre!")</text:span></text:p>
      <text:p text:style-name="P9"/>
      <text:p text:style-name="P4"><text:span text:style-name="T7">Jun Ajpu</text:span><text:span text:style-name="T10">: “Are wa’ katojb’ej rech ri k’ax ab’anom che taq ri qatiko’n, man kk’iy ta chi rismal le aje’. <text:s/>Chanim chab’ij chi qech su ri’ ri qecheb’al uk’olom ri qawati’t che xuya kanoq ri qatat”. </text:span><text:span text:style-name="T13">(</text:span><text:span text:style-name="T16">’"Que este sea el castigo por destruir nuestra huerta: nunca más crecerá pelo en la cola del ratón. <text:s/>Ahora, dinos sobre el secreto, o serás comida de perro")</text:span></text:p>
      <text:p text:style-name="P9"/>
      <text:p text:style-name="P9"><text:soft-page-break/></text:p>
      <text:p text:style-name="P4"><text:span text:style-name="T7">Ratón:</text:span><text:span text:style-name="T3"> </text:span><text:span text:style-name="T10">“We kink’ut chi iwech sib’alaj kupatanij pa le saq’ij</text:span><text:span text:style-name="T13">”.</text:span><text:span text:style-name="T16"> ("Bueno, será más práctica para el verano")</text:span></text:p>
      <text:p text:style-name="P9"/>
      <text:p text:style-name="P9"/>
      <text:p text:style-name="P4"><text:span text:style-name="T7">RATON:</text:span><text:span text:style-name="T3"> </text:span><text:span text:style-name="T10">“Qas chita na: <text:s/>Ri iwati’t uk’olom pa uwi’ le ja jun nimalaj echeb’al rech kanoq ri itat. <text:s/>Jun nimalaj echeb’al ri xupatanij che ri itat rumal la’ ya’tal chi iwech ix kiwecheb’ej aninaq”.</text:span><text:span text:style-name="T3"> <text:s/></text:span><text:span text:style-name="T16">("Escuchen bien: En el </text:span><text:span text:style-name="T13">techo de la casa</text:span><text:span text:style-name="T16">, su abuela oculta lo que fue la posesión más preciada para su padre, una herencia a la que ustedes tienen derecho...")</text:span></text:p>
      <text:p text:style-name="P9"/>
      <text:p text:style-name="P9"/>
      <text:p text:style-name="P4"><text:span text:style-name="T7">RATON:</text:span><text:span text:style-name="T3"> </text:span><text:span text:style-name="T10">“ We kiwaj, xuquje’ kuya’o kixink’am b’ik jawi’ uk’olom wi jastaq rech ri itat che man k’o ta etamaninaq” </text:span><text:span text:style-name="T16">("También puedo llevarlos al Refugio Secreto de su padre")</text:span></text:p>
      <text:p text:style-name="P15"/>
      <text:p text:style-name="P9"/>
      <text:p text:style-name="P4"><text:span text:style-name="T7">Xmukane:</text:span><text:span text:style-name="T3"> </text:span><text:span text:style-name="T10">"¿Ak’alab’, jas le katajin kib’ano? </text:span><text:span text:style-name="T3"><text:s/></text:span><text:span text:style-name="T16">(“Qué... han ...hecho?")</text:span></text:p>
      <text:p text:style-name="P9"/>
      <text:p text:style-name="P4"><text:span text:style-name="T7">Jun Keme:</text:span><text:span text:style-name="T10"> "¿Jas katajin kk’ulmataj pa uwi’ ri ulew? </text:span><text:span text:style-name="T12">¿Jachin taq kepunupat pa qawi’? <text:s/></text:span><text:span text:style-name="T10">¿Jachin taq kkisalb’isaj le qachoch?</text:span><text:span text:style-name="T3"> </text:span><text:span text:style-name="T16">(¿Qué están haciendo sobre la tierra? ¿Quiénes hacen temblar el Templo con tanta insolencia y ruido?")</text:span></text:p>
      <text:p text:style-name="P9"/>
      <text:p text:style-name="P4"><text:span text:style-name="T7">Wuqub’ Keme:</text:span><text:span text:style-name="T3"> </text:span><text:span text:style-name="T10">"Ojer chik xqata kanoq ri punupatik ri’, are taq xqilo jachin kb’anowik... kna’taj chi qech le xqab’an ruk’ le uche’al le tzu”.</text:span><text:span text:style-name="T3"> </text:span><text:span text:style-name="T16">(Ya antes habíamos escuchado esos ruidos, y castigamos a los responsables... Recordad al Árbol de Jícara, mi Señor") </text:span></text:p>
      <text:p text:style-name="P9"/>
      <text:p text:style-name="P4"><text:span text:style-name="T7">Jun Keme:</text:span><text:span text:style-name="T3"> </text:span><text:span text:style-name="T10">"Xa b’a’ xk’astaj chi la ri’, are b’a karaj ri’ jun k’ak’ k’axk’olil chik. <text:s/></text:span><text:span text:style-name="T12">Chitzukuj jachin ri man kujuya ta pa utzil, pa we qachoch.</text:span><text:span text:style-name="T6"> <text:s/></text:span><text:span text:style-name="T16">(“Pues la insolencia ha renacido y requiere de nuevo castigo. <text:s/>Buscad a quienes perturban el Templo de </text:span><text:span text:style-name="T22">Xib’alb’a</text:span><text:span text:style-name="T16">")</text:span></text:p>
      <text:p text:style-name="P9"/>
      <text:p text:style-name="P9"/>
      <text:p text:style-name="P9"/>
      <text:p text:style-name="P9"/>
      <text:p text:style-name="P11">Escena #4: <text:s/>"Los Mensajeros"</text:p>
      <text:p text:style-name="P12">Aquí los gemelos son invitados a Xib’alb’a.</text:p>
      <text:p text:style-name="P14"/>
      <text:p text:style-name="P4"><text:span text:style-name="T7">Jun Ajpu:</text:span><text:span text:style-name="T3"> </text:span><text:span text:style-name="T10">"¿Jas ri xq’axik?</text:span><text:span text:style-name="T3"> <text:s/></text:span><text:span text:style-name="T16">¿Qué fue eso?"</text:span><text:span text:style-name="T3"> </text:span></text:p>
      <text:p text:style-name="P9"/>
      <text:p text:style-name="P4"><text:span text:style-name="T7">Piojo:</text:span><text:span text:style-name="T3"> </text:span><text:span text:style-name="T10">"In wuk’a’m loq jun sik’inik kkib’an ri ajpop rech Xib’alb’a”.</text:span><text:span text:style-name="T3"> <text:s/></text:span><text:span text:style-name="T16">Traigo una invitación al Reino de Xib’alb’a." </text:span></text:p>
      <text:p text:style-name="P9"/>
      <text:p text:style-name="P4"><text:span text:style-name="T7">Jun Ajpu en Off:</text:span><text:span text:style-name="T3"> </text:span><text:span text:style-name="T10">"Lal qanan, lal qati’t, kqaya kan we aj (ab’ix) rech keta’maj alaq we uj k’as na, wene uj kaminaq chik”.</text:span><text:span text:style-name="T3"> <text:s/></text:span><text:span text:style-name="T16">(Les dejamos estas milpas, así sabrán de nosotros, y si hemos sobrevivido o no") </text:span></text:p>
      <text:p text:style-name="P9"/>
      <text:p text:style-name="P4"><text:span text:style-name="T9">Xkik:</text:span><text:span text:style-name="T6"> </text:span><text:span text:style-name="T12">"Chichajij iwib’”.</text:span><text:span text:style-name="T6"> <text:s/></text:span><text:span text:style-name="T17">(</text:span><text:span text:style-name="T16">Cuídense mucho")</text:span></text:p>
      <text:p text:style-name="P4"><text:span text:style-name="T3"/></text:p>
      <text:p text:style-name="P4"><text:span text:style-name="T7">Piojo en Off:</text:span><text:span text:style-name="T3"> "Jewa’ chi wuqub’ q’ij rajawaxik kixopan ruk’ ri Jun Keme, ajpop k’amal b’e rech le Xib’alb’a</text:span><text:span text:style-name="T16">...” <text:s/>(En 7 días deberán presentarse ante Jun Keme, Señor de la </text:span><text:soft-page-break/><text:span text:style-name="T16">Ciudad de Xib’alb’a..." </text:span></text:p>
      <text:p text:style-name="P9"/>
      <text:p text:style-name="P4"><text:span text:style-name="T7">Piojo en Off:</text:span><text:span text:style-name="T3"> </text:span><text:span text:style-name="T10">"... rech kib’an retz’ab’exik le kik ruk’ are’”.</text:span><text:span text:style-name="T3"> <text:s/></text:span><text:span text:style-name="T16">(“...y jugar contra Él un Juego de Pelota."</text:span></text:p>
      <text:p text:style-name="P10"/>
      <text:p text:style-name="P10"/>
      <text:h text:style-name="Heading_20_7" text:outline-level="7">Escena #5: <text:s/>"El Camino a Xib’alb’a " </text:h>
      <text:p text:style-name="P14"/>
      <text:p text:style-name="P4"><text:span text:style-name="T7">Piojo en off:</text:span><text:span text:style-name="T3"> </text:span><text:span text:style-name="T10">"No’jim kixb’ek, rajawaxik kikoj retal chi le pa le ib’e k’o sib’alaj k’axk’olil. <text:s/>Are taq kixq’ax pa uwi’ kik’ b’inel ja xuquje’ jawi taq kixq’ax wi, man kitijta ri ja’, xa rumal kixukamisaj aninaqil”.</text:span><text:span text:style-name="T3"> </text:span><text:span text:style-name="T16">Deberán tener mucho cuidado, ya que el Camino está plagado de trampas mortales. <text:s/>Deberán cruzar el Río de la Sangre y de la Podredumbre, pero no deben tocar sus aguas porque morirían al instante"</text:span></text:p>
      <text:p text:style-name="P9"/>
      <text:p text:style-name="P4"><text:span text:style-name="T7">Piojo en off:</text:span><text:span text:style-name="T3"> </text:span><text:span text:style-name="T10">"Man kixb’ison taj, ronojel le k’axk’olil kojom pa ib’e kiriqa la’”.</text:span><text:span text:style-name="T3"> <text:s/></text:span><text:span text:style-name="T16">(Sobre el resto de los peligros, se enterarán ustedes mismos") </text:span></text:p>
      <text:p text:style-name="P9"/>
      <text:p text:style-name="P4"><text:span text:style-name="T7">Jun Ajpu:</text:span><text:span text:style-name="T3"> </text:span><text:span text:style-name="T10">"¿Jachike ri b’e kqataqej b’ik, jawi kijuk’am wi ub’ik?”</text:span><text:span text:style-name="T3"> </text:span><text:span text:style-name="T16">(¿Ahora por dónde debemos ir? Cuál es el camino?" </text:span></text:p>
      <text:p text:style-name="P17"/>
      <text:p text:style-name="P4"><text:span text:style-name="T7">Puerta del Camino Negro:</text:span><text:span text:style-name="T3"> </text:span><text:span text:style-name="T10">"In wa’ ri utz b’e</text:span><text:span text:style-name="T13">” </text:span><text:span text:style-name="T16"><text:s/>(El Camino soy Yo...")</text:span><text:span text:style-name="T3"> </text:span></text:p>
      <text:p text:style-name="P9"/>
      <text:p text:style-name="P4"><text:span text:style-name="T7">Jun Ajpu en off:</text:span><text:span text:style-name="T3"> </text:span><text:span text:style-name="T10">"Ktajin kkichomaj kikiya ri k’ax pa ri qab’e”</text:span><text:span text:style-name="T3"> <text:s/></text:span><text:span text:style-name="T16">(Piensan tendernos muchas trampas...")</text:span><text:span text:style-name="T27"> </text:span></text:p>
      <text:p text:style-name="P9"/>
      <text:p text:style-name="P4"><text:span text:style-name="T7">Jun Ajpu:</text:span><text:span text:style-name="T3"> </text:span><text:span text:style-name="T10">"Le retz’ab’exik le kik are wa’ jun k’ax kkaj kkiya pa qab’e</text:span><text:span text:style-name="T13">”.</text:span><text:span text:style-name="T16"> <text:s/>(El Juego de Pelota es sólo una trampa más...")</text:span></text:p>
      <text:p text:style-name="P9"/>
      <text:p text:style-name="P4"><text:span text:style-name="T7">Jun Ajpu:</text:span><text:span text:style-name="T3"> </text:span><text:span text:style-name="T10">"Kkiq’ab’a chi qij chi xqab’an jun qamak, k’ate k’u ri’ kujkikamisaj”. <text:s/></text:span><text:span text:style-name="T13">(</text:span><text:span text:style-name="T16">Nos acusarán de cometer cualquier falta, y nos condenarán a muerte...")</text:span></text:p>
      <text:p text:style-name="P17"/>
      <text:p text:style-name="P11">Escena #6: <text:s/>"Presentación ante los Señores de Xib’alb’a "</text:p>
      <text:p text:style-name="P14"/>
      <text:p text:style-name="P4"><text:span text:style-name="T9">Jun Keme:</text:span><text:span text:style-name="T6"> </text:span><text:span text:style-name="T12">"¡Man kinkoj ta wa’!. <text:s/>¿La are ta k’u wa’ we e meb’a taq ak’alab’ ri kkaj kkib’an ri etz’anem rech kik wuk’? <text:s/>¡In kinb’ij chi xtzaqtaj wa kumal</text:span><text:span text:style-name="T14">! <text:s/></text:span><text:span text:style-name="T16">(Esto es increíble... ipero si estos insignificantes engendros ni siquiera son dignos de estar en mi Palacio! ¿Cómo van a ser mis rivales en un juego de pelota?"</text:span></text:p>
      <text:p text:style-name="P9"/>
      <text:p text:style-name="P4"><text:span text:style-name="T9">Jun Keme:</text:span><text:span text:style-name="T6"> </text:span><text:span text:style-name="T12">"¿La man iweta’m taj jachin ri in? <text:s/></text:span><text:span text:style-name="T10">¡In kinb’ij chi kixinkamisaj rumal che nim kikoj wi iwib’” <text:s/></text:span><text:span text:style-name="T3"><text:s/></text:span><text:span text:style-name="T16">(¿Acaso no saben quién soy? <text:s text:c="2"/>iiDebería matarlos tan sólo por esta insolencia!!")</text:span></text:p>
      <text:p text:style-name="P9"/>
      <text:p text:style-name="P4"><text:span text:style-name="T7">Xb’alamkej en tono desafiante:</text:span><text:span text:style-name="T3"> </text:span><text:span text:style-name="T10">"¡La ri’ ri Jun Keme, <text:s/>k’amal b’e rech ri e kojol taq k’axk’olil! </text:span><text:span text:style-name="T3"><text:s/></text:span><text:span text:style-name="T16">(Eres Jun Keme, Señor de Xib’alb’a, el Reino del Miedo")</text:span></text:p>
      <text:p text:style-name="P9"/>
      <text:p text:style-name="P4"><text:span text:style-name="T7">Jun Keme se sorprende:</text:span><text:span text:style-name="T3"> </text:span><text:span text:style-name="T10">"¿Eee... jachin xb’in chi awech? <text:s/></text:span><text:span text:style-name="T3"><text:s/></text:span><text:span text:style-name="T16">(Pero... ¿Cómo lo sabes?")</text:span></text:p>
      <text:p text:style-name="P9"/>
      <text:p text:style-name="P4"><text:span text:style-name="T7">Xb’alamkej:</text:span><text:span text:style-name="T3"> </text:span><text:span text:style-name="T10">"Uj petinaq che uk’utwachixik chi kujkowinik kujch’ojinik xuquje’ xib’ib’al qapetik uj”. </text:span><text:span text:style-name="T3"><text:s/></text:span><text:span text:style-name="T16">(Estamos preparados para enfrentar cualquier prueba para demostrar que somos rivales no sólo dignos, sino peligrosos")</text:span></text:p>
      <text:p text:style-name="P4"><text:soft-page-break/><text:span text:style-name="T9">Jun Keme:</text:span><text:span text:style-name="T6"> </text:span><text:span text:style-name="T12">"Kinwil b’a na”.</text:span><text:span text:style-name="T6"> <text:s text:c="2"/></text:span><text:span text:style-name="T16">(Pues que así sea")</text:span><text:span text:style-name="T3"> </text:span></text:p>
      <text:p text:style-name="P9"/>
      <text:p text:style-name="P4"><text:span text:style-name="T7">Jun Keme:</text:span><text:span text:style-name="T3"> </text:span><text:span text:style-name="T10">"Kitub’aj we sik’ ri’ ronojel jun aq’ab’, are taq kasaqirik kitzalij jacha ub’anik che xinjach chi iwech. <text:s/></text:span><text:span text:style-name="T12">We iporom, we man e tz’aqat taj, kixkamik”.</text:span><text:span text:style-name="T6"> <text:s/></text:span><text:span text:style-name="T16">(Fumarán de estos cigarrillos toda la noche, y al amanecer los presentarán intactos. Si alguno de los cigarros amanece quemado o consumido por completo, ustedes sufrirán la misma suerte") </text:span></text:p>
      <text:p text:style-name="P10"/>
      <text:h text:style-name="Heading_20_6" text:outline-level="6"><text:span text:style-name="T23">Escena #7: "La Casa de las Cuchillas"</text:span></text:h>
      <text:p text:style-name="P9"/>
      <text:p text:style-name="P4"><text:span text:style-name="T7">Jun Keme:</text:span><text:span text:style-name="T3"> </text:span><text:span text:style-name="T10">"Xixkowin che uq’axik we nab’e ichak; we kixkowin chi chech we jun chik ri’, in kimb’ij chi kuya’o kqetz’ab’ej le kik iwuk’”.</text:span><text:span text:style-name="T3"> <text:s/></text:span><text:span text:style-name="T16">(Han pasado la primera prueba; si logran superar la siguiente, los consideraremos dignos adversarios para el Juego de Pelota") </text:span></text:p>
      <text:p text:style-name="P9"/>
      <text:p text:style-name="P4"><text:span text:style-name="T7">Jun Keme:</text:span><text:span text:style-name="T3"> </text:span><text:span text:style-name="T10">"Kiq’axb’ej we jun aq’ab’ ri pa ri sokonel ja, are taq ksaqirik ktziqiri’n ri ama’ ak’ we man k’o ta k’ax iriqom, xa b’a ix ko ri’”. </text:span><text:span text:style-name="T3"><text:s/></text:span><text:span text:style-name="T16">(Deberán pasar la noche en la Casa de las Cuchillas, si cuando cante el gallo ninguna de las cuchillas les ha hecho daño, habrán superado la prueba")</text:span></text:p>
      <text:p text:style-name="P18"><text:s/></text:p>
      <text:p text:style-name="P4"><text:span text:style-name="T7">Xb’alamkej susurra:</text:span><text:span text:style-name="T3"> </text:span><text:span text:style-name="T10">"Loq’alaj taq awaj, chijito’ chi b’a’ jun mul” </text:span><text:span text:style-name="T3"><text:s/></text:span><text:span text:style-name="T16">(Criaturas del mundo, acudan en nuestro auxilio, una vez más") </text:span></text:p>
      <text:p text:style-name="P9"/>
      <text:p text:style-name="P4"><text:span text:style-name="T7">Xb’alamkej:</text:span><text:span text:style-name="T3"> </text:span><text:span text:style-name="T10">"¡Loq’alaj Ajaw, ajchaq’e ri kaj, ajchaq’e ri ulew chb’ana la ri mayij ri toq’ob’ man ksaqarisan ta na xa rumal ri k’ax uj k’o wi!.</text:span><text:span text:style-name="T3"> <text:s/></text:span><text:span text:style-name="T16">(iSeñor de las alturas, Tú que dominas el Cielo; y la Tierra desde el Cielo, evita que el Sol amanezca en esta hora de angustia!")</text:span></text:p>
      <text:p text:style-name="P13"/>
      <text:h text:style-name="Heading_20_7" text:outline-level="7">Escena #8: "El Juego de Pelota"</text:h>
      <text:p text:style-name="P9"/>
      <text:p text:style-name="P4"><text:span text:style-name="T7">Jun Keme:</text:span><text:span text:style-name="T3"> </text:span><text:span text:style-name="T10">"Man xeqaj ta pa we nab’e taq k’ax ri’, kamik chi k’u wa’ kpe ri kisb’al rech...” </text:span><text:span text:style-name="T3"><text:s/></text:span><text:span text:style-name="T16">Burlaron las pruebas iniciales, ahora enfrentarán el reto final..."</text:span></text:p>
      <text:p text:style-name="P9"/>
      <text:p text:style-name="P9"/>
      <text:p text:style-name="P4"><text:span text:style-name="T7">Jun Keme:</text:span><text:span text:style-name="T3"> </text:span><text:span text:style-name="T10">"¡Chmajtaj b’a ri uretz’ab’exik le kik!”.</text:span><text:span text:style-name="T3"> <text:s text:c="2"/></text:span><text:span text:style-name="T16">(“Que de inicio el Juego de Pelota")</text:span></text:p>
      <text:p text:style-name="P9"/>
      <text:p text:style-name="P4"><text:span text:style-name="T7">Xb’alamkej:</text:span><text:span text:style-name="T3"> </text:span><text:span text:style-name="T10">"Man katb’ison taj, uj sib’alaj nim qapetik, uj kujch’akanik. <text:s/>Sib’alaj kuna ri wanima’ chi man kekowin taj kkib’an k’ax chi qech...”</text:span><text:span text:style-name="T3"> <text:s/></text:span><text:span text:style-name="T16">(No te preocupes, somos más poderosos de lo que pensamos, puedo sentirlo. <text:s/>Ellos no pueden hacernos daño…")</text:span></text:p>
      <text:p text:style-name="P9"/>
      <text:p text:style-name="P4"><text:span text:style-name="T7">Jun Ajpu:</text:span><text:span text:style-name="T3"> </text:span><text:span text:style-name="T10">"Je’...je’ kekowinik kkib’an k’ax chi qech...” </text:span><text:span text:style-name="T3"><text:s/></text:span><text:span text:style-name="T16">(“Sí... sí pueden hacernos daño…" <text:s/>y cae inconsciente”)</text:span></text:p>
      <text:p text:style-name="P9"/>
      <text:p text:style-name="P9"/>
      <text:p text:style-name="P4"><text:span text:style-name="T7">Xb’alamkej:</text:span><text:span text:style-name="T3"> </text:span><text:span text:style-name="T10">"¡¿Jas katajin kb’an alaq!?”</text:span><text:span text:style-name="T3"> <text:s text:c="3"/></text:span><text:span text:style-name="T16">(“¡¿Qué han hecho?!")</text:span><text:span text:style-name="T3"> </text:span></text:p>
      <text:p text:style-name="P9"/>
      <text:p text:style-name="P4"><text:span text:style-name="T7">Cangrejo Gigante:</text:span><text:span text:style-name="T3"> </text:span><text:span text:style-name="T10">"Ix katajin kixtzaqomajik”.</text:span><text:span text:style-name="T3"> <text:s text:c="2"/></text:span><text:span text:style-name="T16">(Ustedes pierden")</text:span><text:span text:style-name="T3"> </text:span></text:p>
      <text:p text:style-name="P9"/>
      <text:p text:style-name="P4"><text:span text:style-name="T24">Escena #9: <text:s text:c="2"/>"La Muerte de los </text:span><text:span text:style-name="T25">GEMELOS </text:span><text:span text:style-name="T24">"</text:span></text:p>
      <text:p text:style-name="P9"/>
      <text:p text:style-name="P4"><text:span text:style-name="T7">Xb’alamkej le toma la mano a Jun Ajpu:</text:span><text:span text:style-name="T3"> </text:span><text:span text:style-name="T10">"Man katb’ison taj”</text:span><text:span text:style-name="T3"> <text:s/></text:span><text:span text:style-name="T16">(“No temas")</text:span></text:p>
      <text:p text:style-name="P4"><text:soft-page-break/><text:span text:style-name="T7">Cangrejo Gigante:</text:span><text:span text:style-name="T3"> </text:span><text:span text:style-name="T10">"Nimala ajpop rech Xib’alb’a, kijach che la, ri xetzaqomanij pa le etz’anem rech kik. <text:s/>B’ij la jas kqab’an che kikamisaxik...”</text:span><text:span text:style-name="T3"> <text:s/></text:span><text:span text:style-name="T16">Presento ante el Señor de Xib’alb’a a los perdedores del <text:s/>Juego de Pelota, quienes han de morir de la forma que el Señor indique"</text:span></text:p>
      <text:p text:style-name="P9"/>
      <text:p text:style-name="P4"><text:span text:style-name="T7">Jun Keme:</text:span><text:span text:style-name="T3"> </text:span><text:span text:style-name="T10">"Xk’is b’a’ ri iq’ij, in in ajpop rech Xib’alb’a, kwaj kinta ri uwaq’aq’ik ri ib’aqil...” </text:span><text:span text:style-name="T3"><text:s/></text:span><text:span text:style-name="T16">(“Ha llegado la hora de su derrota, cuando la furia de Jun Keme, Señor de Xib’alb’a, hará crujir sus huesos")</text:span></text:p>
      <text:p text:style-name="P9"/>
      <text:p text:style-name="P4"><text:span text:style-name="T9">Jun Keme:</text:span><text:span text:style-name="T6"> </text:span><text:span text:style-name="T12">"Che we chanim, ruk’ ri ik’aslemal kitojk’ut ri nimal xib’ano…” </text:span><text:span text:style-name="T6"><text:s/></text:span><text:span text:style-name="T16">(“Ahora pagarán con su vida sus insolencias") </text:span></text:p>
      <text:p text:style-name="P9"/>
      <text:p text:style-name="P4"><text:span text:style-name="T7">Xb’alamkej: </text:span><text:span text:style-name="T10">"Man kqaxi’j ta qib’, keta’m uwach ri qak’aslemal”. <text:s/></text:span><text:span text:style-name="T3"><text:s text:c="2"/></text:span><text:span text:style-name="T16">(Nada debemos temer, conocemos nuestro destino")</text:span></text:p>
      <text:p text:style-name="P9"/>
      <text:h text:style-name="Heading_20_7" text:outline-level="7">Escena #10: <text:s/>"Los Ancianos Magos"</text:h>
      <text:p text:style-name="P19"/>
      <text:p text:style-name="P19"/>
      <text:p text:style-name="P4"><text:span text:style-name="T7">Sirviente:</text:span><text:span text:style-name="T20"> </text:span><text:span text:style-name="T10">"¡Nimalaj ajpop, man kab’ison ta chi la. <text:s/>Xinriq ri kuya ki’kotemal chech la, pa le tinamit xe’ul keb’ e nima’q taq winaq ri e petinaq jela pa le tinamit rech Kopan...!” </text:span><text:span text:style-name="T20"><text:s text:c="2"/></text:span><text:span text:style-name="T18">(¡Señor! ¡Por fin encontré algo que le mejorará su ánimo! Han llegado unos magos ambulantes, que han venido desde las Ciudad de Kopan")</text:span></text:p>
      <text:p text:style-name="P19"/>
      <text:p text:style-name="P19"/>
      <text:p text:style-name="P4"><text:span text:style-name="T7">Sirviente:</text:span><text:span text:style-name="T20"> </text:span><text:span text:style-name="T10">"¡Kkib’an ri q’ijinik, kechojowik, kkiporoj ja k’olib’al k’ate k’u ri’ kkib’an rutzil, kkikamisaj kib’ k’ate k’u ri kkik’asb’a kib’, sib’alaj e mayib’al taq winaq...!</text:span><text:span text:style-name="T20"> <text:s/></text:span><text:span text:style-name="T18">(“iPractican trucos asombrosos mi Señor! Conocen todas las danzas, queman casas y las reconstruyen en un segundo, se matan</text:span><text:span text:style-name="T16"> y reviven a placer...")</text:span></text:p>
      <text:p text:style-name="P9"/>
      <text:p text:style-name="P4"><text:span text:style-name="T7">Jun Keme:</text:span><text:span text:style-name="T3"> </text:span><text:span text:style-name="T10">"¿Jas ri katajin kab’ij? <text:s/>¿¡Che kekamik k’ate k’u ri’ kek’asi’k...¡?</text:span><text:span text:style-name="T3"> </text:span><text:span text:style-name="T16">¿Qué has dicho? ¿Entran y salen del mundo de los muertos?"</text:span></text:p>
      <text:p text:style-name="P9"/>
      <text:p text:style-name="P4"><text:span text:style-name="T7">Sirviente:</text:span><text:span text:style-name="T3"> </text:span><text:span text:style-name="T10">"Je... kinb’ij in, xa rumal kkixer kib’ k’ate k’u ri’ kkiwok kib’...¡” </text:span><text:span text:style-name="T3"><text:s text:c="2"/></text:span><text:span text:style-name="T16">(“Eso creo, porque se parten en pedazos."</text:span></text:p>
      <text:p text:style-name="P9"/>
      <text:p text:style-name="P4"><text:span text:style-name="T9">Jun Keme:</text:span><text:span text:style-name="T6"> </text:span><text:span text:style-name="T12">"Che’awokisaj loq”.</text:span><text:span text:style-name="T6"> <text:s/></text:span><text:span text:style-name="T17">(“</text:span><text:span text:style-name="T16">Hazlos pasar")</text:span></text:p>
      <text:p text:style-name="P9"/>
      <text:p text:style-name="P4"><text:span text:style-name="T7">Jun Keme los examina:</text:span><text:span text:style-name="T3"> </text:span><text:span text:style-name="T10">"Xb’ix chi wech chi kixkamik xuquje’ kik’asb’a iwib’. <text:s/></text:span><text:span text:style-name="T12">Chik’utu pe’ chi nuwach… <text:s/>We kinwilo chi ix b’anal taq tzij, qas tzij kiweta’maj jas ri’ ri kamikal…” <text:s/></text:span><text:span text:style-name="T6"><text:s/></text:span><text:span text:style-name="T16">(“Me han dicho que pueden entrar y salir de la tierra de los muertos... Demuéstrenlo... Y les advierto que de ser una farsa, realmente conocerán la muerte...")</text:span></text:p>
      <text:p text:style-name="P9"/>
      <text:p text:style-name="P4"><text:span text:style-name="T7">Jun Keme:</text:span><text:span text:style-name="T3"> </text:span><text:span text:style-name="T10">"¡In kwaj ke’inwila uwach ri kamikal!...”</text:span><text:span text:style-name="T3"> <text:s text:c="2"/></text:span><text:span text:style-name="T16">(“¡Yo deseo entrar al Mundo de los Muertos!") </text:span></text:p>
      <text:p text:style-name="P9"/>
      <text:p text:style-name="P4"><text:span text:style-name="T7">Anciano:</text:span><text:span text:style-name="T3"> </text:span><text:span text:style-name="T10">"¡Utz b’a ri’ nimalaj ajpop!”</text:span><text:span text:style-name="T3"> <text:s text:c="2"/></text:span><text:span text:style-name="T16">(“Lo que usted desee, Señor")</text:span></text:p>
      <text:p text:style-name="P9"/>
      <text:p text:style-name="P4"><text:span text:style-name="T7">Señor de Xib’alb’a:</text:span><text:span text:style-name="T3"> </text:span><text:span text:style-name="T10">"¡Chik’asb’a’ ri ajpop Jun Keme!” <text:s/></text:span><text:span text:style-name="T13">(“</text:span><text:span text:style-name="T16">¡Revivan ya a Jun Keme!")</text:span></text:p>
      <text:p text:style-name="P9"/>
      <text:p text:style-name="P4"><text:soft-page-break/><text:span text:style-name="T7">Jun Ajpu:</text:span><text:span text:style-name="T3"> </text:span><text:span text:style-name="T10">“Uj wa’ Jun Ajpu Xb’alamkej, ralk’wa’l ri Jun Junajpu. <text:s/>Uj utux, uj usi’j ri uche’al ri mulul ri xpoq’ loq che uk’isik kiwach ri uwinaqil ri aj Xib’alb’a rumal ri k’axk’olil kib’anom loq...!”</text:span><text:span text:style-name="T3"> </text:span><text:span text:style-name="T16"><text:s text:c="3"/>(“¡Somos Jun Ajpu e Xb’alamkej, hijos de Jun-Junajpu, los frutos del Árbol de Jícara que han venido a acabar con el Reinado del Miedo de la Cuidad de Xib’alb’a!”)</text:span></text:p>
      <text:p text:style-name="P9"/>
      <text:p text:style-name="P4"><text:span text:style-name="T7">Xb’alamkej:</text:span><text:span text:style-name="T3"> </text:span><text:span text:style-name="T10">“Xk’is ri ichuq’ab’, xk’is ri iwinaqil. <text:s/></text:span><text:span text:style-name="T12">Man kixkowin ta chik kisach ri winaq kib’an k’ax chi kech. <text:s/>Chi weta’maj chi man loq’ ta chi kiwetz’ab’el le kik…!”</text:span><text:span text:style-name="T6"> <text:s/></text:span><text:span text:style-name="T16">(“Ya no existe vuestro gran poder ni vuestra gran estirpe, y no se apoderarán ya de los hombres a través de sus falsos astros. Tampoco serán dignos del Juego de Pelota”.</text:span></text:p>
      <text:p text:style-name="P13"/>
      <text:h text:style-name="Heading_20_7" text:outline-level="7">Escena #11: <text:s/>"FINAL"</text:h>
      <text:p text:style-name="P9"/>
      <text:p text:style-name="P4"><text:span text:style-name="T7">Voz en Off: </text:span><text:span text:style-name="T10">“Are taq wa’ le nima’q taq chak patan xkib’an kanoq ri Jun Ajpu ruk’ ri Xb’alamkej... <text:s/>Are taq wa’ ri xroq’ib’ej ri qati’t Xmukane chi uwach ri loq’alaj aj, ri xkam na k’ate k’u ri’ xk’asi’k rumal la ri qati’t xu <text:s/>poroj ri pon pa ri ja k’olib’al rech kqanatajisab’el ri e nab’e taq qati’t qamam...”</text:span><text:span text:style-name="T3"> <text:s text:c="2"/></text:span><text:span text:style-name="T16">(“Estas son las obras y hazañas de Jun Ajpu e Xb’alamkej, y esta fue la causa del llanto de la abuela delante de las cañas que dejaron sembradas, las que se secaron cuando murieron y volvieron a retoñar cuando resucitaron. <text:s/>Mucho se alegró la abuela cuando vio retoñar las cañas y quemó copal por la casa y desde entonces quedó esa ofrenda de agradecimiento”)</text:span></text:p>
      <text:p text:style-name="P9"/>
      <text:p text:style-name="P4"><text:span text:style-name="T7">Voz en off:</text:span><text:span text:style-name="T3"> </text:span><text:span text:style-name="T10">“Are taq ri Jun Ajpu ruk’ ri Xb’alamkej xekich’ak ri ajpop rech Xib’alb’a xe paqi’ chi kaj jun xujal le loqa’laj qatat q’ij ri jun chik xujal le qati’t ik’. Xuquje’ xeb’e kuk’ ri juq’o’ winaq ri xukamisaj ri Sipakna ojer kanoq, are la le xkijal le ch’umil...! <text:s/></text:span><text:span text:style-name="T16">(“Jun Ajpu e Xb’alamkej, después de haber vencido a los Ajawab’ de Xib’alb’a, subieron al Cielo donde uno fue puesto por Sol y el otro por la Luna, subiendo también los cuatrocientos muchachos que mató Sipakna en otros tiempos, los que fueron puestos por estrellas”)</text:span></text:p>
      <text:p text:style-name="P9"/>
      <text:p text:style-name="P4"><text:span text:style-name="T10">“Ojer taq tzij k’ut, Jun Ajpu are le qatat q’ij ri kurilij kujuchajij chi uwach ri loq’alaj paq’ijib’al, are k’u ri Xb’alamkej, are ri qati’t ik’ ri kujurilij kujuchajij chi uwach ri loq’alaj chaq’ab’il” <text:s/></text:span><text:span text:style-name="T16">“Y desde entonces, Jun Ajpu es el Sol que anda nuestros pasos y su hermana, Xb’alamkej es la Luna que guarda nuestras noches”</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S Outlook" svg:font-family="'MS Outlook'"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vantGarde Bk BT" svg:font-family="'AvantGarde Bk BT', 'Century Gothic'"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ahoma" fo:font-size="10pt" fo:language="es" fo:country="CR" style:font-name-asian="Times New Roman" style:font-size-asian="10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color="#808000" fo:font-size="12pt" style:font-size-asian="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color="#808000"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color="#808000"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color="#808000"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color="#ff0000" style:font-name="AvantGarde Bk BT"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color="#000000" style:font-name="AvantGarde Bk BT"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2pt" fo:font-weight="bold" style:font-size-asian="12pt" style:font-weight-asian="bold" style:font-name-complex="Tahoma"/>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color="#ff0000" fo:font-size="12pt" fo:font-weight="bold" style:font-size-asian="12pt" style:font-weight-asian="bold" style:font-name-complex="Tahoma"/>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font-size="12pt" style:font-size-asian="12pt" style:font-name-complex="Tahoma"/>
    </style:style>
    <style:style style:name="Body_20_Text_20_2" style:display-name="Body Text 2" style:family="paragraph" style:parent-style-name="Standard">
      <style:paragraph-properties fo:text-align="justify" style:justify-single-word="false"/>
    </style:style>
    <style:style style:name="Body_20_Text_20_3" style:display-name="Body Text 3" style:family="paragraph" style:parent-style-name="Standard">
      <style:paragraph-properties fo:text-align="justify" style:justify-single-word="false"/>
      <style:text-properties style:font-name="AvantGarde Bk BT" fo:font-size="12pt" fo:font-weight="bold" style:font-size-asian="12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style>
    <style:style style:name="WW8Num6z3" style:family="text">
      <style:text-properties style:font-name="Symbol"/>
    </style:style>
    <style:style style:name="WW8Num7z0" style:family="text">
      <style:text-properties style:font-name="MS Outlook" fo:font-size="12pt" style:font-size-asian="12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711cm" fo:text-indent="-0.635cm" fo:margin-left="1.711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2.981cm" fo:text-indent="-0.635cm" fo:margin-left="2.9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251cm" fo:text-indent="-0.635cm" fo:margin-left="4.2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521cm" fo:text-indent="-0.635cm" fo:margin-left="5.521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6.791cm" fo:text-indent="-0.635cm" fo:margin-left="6.7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061cm" fo:text-indent="-0.635cm" fo:margin-left="8.0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331cm" fo:text-indent="-0.635cm" fo:margin-left="9.331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0.601cm" fo:text-indent="-0.635cm" fo:margin-left="10.6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711cm" fo:text-indent="-0.635cm" fo:margin-left="1.711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2.981cm" fo:text-indent="-0.635cm" fo:margin-left="2.9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51cm" fo:text-indent="-0.635cm" fo:margin-left="4.25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521cm" fo:text-indent="-0.635cm" fo:margin-left="5.521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6.791cm" fo:text-indent="-0.635cm" fo:margin-left="6.791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61cm" fo:text-indent="-0.635cm" fo:margin-left="8.06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331cm" fo:text-indent="-0.635cm" fo:margin-left="9.331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0.601cm" fo:text-indent="-0.635cm" fo:margin-left="10.6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711cm" fo:text-indent="-0.635cm" fo:margin-left="1.711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2.981cm" fo:text-indent="-0.635cm" fo:margin-left="2.9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251cm" fo:text-indent="-0.635cm" fo:margin-left="4.25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521cm" fo:text-indent="-0.635cm" fo:margin-left="5.521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6.791cm" fo:text-indent="-0.635cm" fo:margin-left="6.79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061cm" fo:text-indent="-0.635cm" fo:margin-left="8.06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331cm" fo:text-indent="-0.635cm" fo:margin-left="9.331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0.601cm" fo:text-indent="-0.635cm" fo:margin-left="10.6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711cm" fo:text-indent="-0.635cm" fo:margin-left="1.711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2.981cm" fo:text-indent="-0.635cm" fo:margin-left="2.9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251cm" fo:text-indent="-0.635cm" fo:margin-left="4.25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521cm" fo:text-indent="-0.635cm" fo:margin-left="5.521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6.791cm" fo:text-indent="-0.635cm" fo:margin-left="6.791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061cm" fo:text-indent="-0.635cm" fo:margin-left="8.06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331cm" fo:text-indent="-0.635cm" fo:margin-left="9.331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0.601cm" fo:text-indent="-0.635cm" fo:margin-left="10.6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711cm" fo:text-indent="-0.635cm" fo:margin-left="1.711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2.981cm" fo:text-indent="-0.635cm" fo:margin-left="2.9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251cm" fo:text-indent="-0.635cm" fo:margin-left="4.25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521cm" fo:text-indent="-0.635cm" fo:margin-left="5.521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6.791cm" fo:text-indent="-0.635cm" fo:margin-left="6.79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061cm" fo:text-indent="-0.635cm" fo:margin-left="8.06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331cm" fo:text-indent="-0.635cm" fo:margin-left="9.331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0.601cm" fo:text-indent="-0.635cm" fo:margin-left="10.6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MS Outlook"/>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711cm" fo:text-indent="-0.635cm" fo:margin-left="1.711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2.981cm" fo:text-indent="-0.635cm" fo:margin-left="2.9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251cm" fo:text-indent="-0.635cm" fo:margin-left="4.251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521cm" fo:text-indent="-0.635cm" fo:margin-left="5.521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6.791cm" fo:text-indent="-0.635cm" fo:margin-left="6.791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061cm" fo:text-indent="-0.635cm" fo:margin-left="8.061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331cm" fo:text-indent="-0.635cm" fo:margin-left="9.331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0.601cm" fo:text-indent="-0.635cm" fo:margin-left="10.6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3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POL VUH</dc:title>
    <meta:initial-creator>personal</meta:initial-creator>
    <meta:creation-date>2010-10-25T00:33:00</meta:creation-date>
    <dc:creator>Francisco Guerrero</dc:creator>
    <dc:date>2011-02-08T00:33:30</dc:date>
    <meta:editing-cycles>3</meta:editing-cycles>
    <meta:editing-duration>PT03H15M59S</meta:editing-duration>
    <meta:generator>OpenOffice.org/3.2$Linux OpenOffice.org_project/320m19$Build-9505</meta:generator>
    <meta:document-statistic meta:table-count="1" meta:image-count="0" meta:object-count="0" meta:page-count="8" meta:paragraph-count="120" meta:word-count="2974" meta:character-count="17425"/>
    <meta:user-defined meta:name="_AdHocReviewCycleID" meta:value-type="float">-1850926465</meta:user-defined>
    <meta:user-defined meta:name="_AuthorEmail">francisco@guerrero.com</meta:user-defined>
    <meta:user-defined meta:name="_AuthorEmailDisplayName">Francisco Guerrero</meta:user-defined>
    <meta:user-defined meta:name="_EmailSubject">Proyecto del Cortometraje</meta:user-defined>
    <meta:user-defined meta:name="_ReviewingToolsShownOnce"/>
  </office:meta>
</office:document-meta>
</file>